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07" officeooo:paragraph-rsid="0007c207"/>
    </style:style>
    <style:style style:name="P2" style:family="paragraph" style:parent-style-name="Standard">
      <style:text-properties officeooo:rsid="00095d86" officeooo:paragraph-rsid="00095d86"/>
    </style:style>
    <style:style style:name="T1" style:family="text">
      <style:text-properties officeooo:rsid="0008e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text:span text:style-name="T1">2</text:span></text:p>
      <text:p text:style-name="P2">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02:36.991327040</meta:creation-date>
    <dc:date>2019-09-11T10:23:18.574334842</dc:date>
    <meta:editing-duration>PT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